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0770" officeooo:paragraph-rsid="001f0770"/>
    </style:style>
    <style:style style:name="P2" style:family="paragraph" style:parent-style-name="Standard">
      <style:text-properties officeooo:rsid="002e9337" officeooo:paragraph-rsid="001f0770"/>
    </style:style>
    <style:style style:name="P3" style:family="paragraph" style:parent-style-name="Standard">
      <style:text-properties officeooo:rsid="002e9337" officeooo:paragraph-rsid="002e9337"/>
    </style:style>
    <style:style style:name="P4" style:family="paragraph" style:parent-style-name="Standard">
      <style:text-properties officeooo:rsid="002e9337" officeooo:paragraph-rsid="00306dc4"/>
    </style:style>
    <style:style style:name="P5" style:family="paragraph" style:parent-style-name="Standard">
      <style:text-properties officeooo:rsid="003298ef" officeooo:paragraph-rsid="003298ef"/>
    </style:style>
    <style:style style:name="P6" style:family="paragraph" style:parent-style-name="Standard">
      <style:text-properties officeooo:rsid="003298ef" officeooo:paragraph-rsid="00306dc4"/>
    </style:style>
    <style:style style:name="P7" style:family="paragraph" style:parent-style-name="Standard">
      <style:text-properties officeooo:rsid="0037150d" officeooo:paragraph-rsid="0037150d"/>
    </style:style>
    <style:style style:name="P8" style:family="paragraph" style:parent-style-name="Standard">
      <style:text-properties officeooo:rsid="001ff69a" officeooo:paragraph-rsid="001f0770"/>
    </style:style>
    <style:style style:name="P9" style:family="paragraph" style:parent-style-name="Standard">
      <style:text-properties officeooo:rsid="003835f9" officeooo:paragraph-rsid="00306dc4"/>
    </style:style>
    <style:style style:name="P10" style:family="paragraph" style:parent-style-name="Standard">
      <style:text-properties officeooo:rsid="003835f9" officeooo:paragraph-rsid="00a58c39"/>
    </style:style>
    <style:style style:name="P11" style:family="paragraph" style:parent-style-name="Standard">
      <style:text-properties officeooo:rsid="00492e01" officeooo:paragraph-rsid="004d0899"/>
    </style:style>
    <style:style style:name="P12" style:family="paragraph" style:parent-style-name="Standard">
      <style:text-properties officeooo:rsid="004b20a5" officeooo:paragraph-rsid="004d0899"/>
    </style:style>
    <style:style style:name="P13" style:family="paragraph" style:parent-style-name="Standard">
      <style:text-properties officeooo:rsid="007736f0" officeooo:paragraph-rsid="007736f0"/>
    </style:style>
    <style:style style:name="P14" style:family="paragraph" style:parent-style-name="Standard">
      <style:text-properties officeooo:rsid="008899f8" officeooo:paragraph-rsid="008899f8"/>
    </style:style>
    <style:style style:name="P15" style:family="paragraph" style:parent-style-name="Standard">
      <style:text-properties officeooo:rsid="005679a2" officeooo:paragraph-rsid="00a78117"/>
    </style:style>
    <style:style style:name="P16" style:family="paragraph" style:parent-style-name="Heading_20_3">
      <style:text-properties officeooo:rsid="006c2307" officeooo:paragraph-rsid="006c2307"/>
    </style:style>
    <style:style style:name="P17" style:family="paragraph" style:parent-style-name="Heading_20_2">
      <style:text-properties officeooo:rsid="005bdb48" officeooo:paragraph-rsid="005bdb48"/>
    </style:style>
    <style:style style:name="P18" style:family="paragraph" style:parent-style-name="Heading_20_2">
      <style:text-properties officeooo:rsid="00611bfb" officeooo:paragraph-rsid="00611bfb"/>
    </style:style>
    <style:style style:name="P19" style:family="paragraph" style:parent-style-name="Standard">
      <style:text-properties officeooo:rsid="0037150d" officeooo:paragraph-rsid="0037150d"/>
    </style:style>
    <style:style style:name="P20" style:family="paragraph" style:parent-style-name="Standard">
      <style:text-properties officeooo:rsid="003298ef" officeooo:paragraph-rsid="003298ef"/>
    </style:style>
    <style:style style:name="T1" style:family="text">
      <style:text-properties officeooo:rsid="00387749"/>
    </style:style>
    <style:style style:name="T2" style:family="text">
      <style:text-properties officeooo:rsid="004b20a5"/>
    </style:style>
    <style:style style:name="T3" style:family="text">
      <style:text-properties officeooo:rsid="00519feb"/>
    </style:style>
    <style:style style:name="T4" style:family="text">
      <style:text-properties officeooo:rsid="0052558e"/>
    </style:style>
    <style:style style:name="T5" style:family="text">
      <style:text-properties officeooo:rsid="0057cca3"/>
    </style:style>
    <style:style style:name="T6" style:family="text">
      <style:text-properties officeooo:rsid="0059ca66"/>
    </style:style>
    <style:style style:name="T7" style:family="text">
      <style:text-properties officeooo:rsid="005f86f8"/>
    </style:style>
    <style:style style:name="T8" style:family="text">
      <style:text-properties officeooo:rsid="006d1250"/>
    </style:style>
    <style:style style:name="T9" style:family="text">
      <style:text-properties officeooo:rsid="006f3a0a"/>
    </style:style>
    <style:style style:name="T10" style:family="text">
      <style:text-properties officeooo:rsid="0070b8d2"/>
    </style:style>
    <style:style style:name="T11" style:family="text">
      <style:text-properties officeooo:rsid="00749277"/>
    </style:style>
    <style:style style:name="T12" style:family="text">
      <style:text-properties officeooo:rsid="0075702c"/>
    </style:style>
    <style:style style:name="T13" style:family="text">
      <style:text-properties officeooo:rsid="0079b4fe"/>
    </style:style>
    <style:style style:name="T14" style:family="text">
      <style:text-properties officeooo:rsid="008b2c29"/>
    </style:style>
    <style:style style:name="T15" style:family="text">
      <style:text-properties officeooo:rsid="00b27e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werden die für die Realisierung benötigten Technologien und Methoden beschrieben.</text:p>
      <text:p text:style-name="P2"/>
      <text:p text:style-name="P3">Dazu wird zuerst erklärt, was man unter NoSql versteht und eine kurze Zeitlinie der Entwicklung. Anschließend werden die verschiedenen Arten von NoSql und speziell von <text:span text:style-name="T7">Schlüssel-Wert-Systemen</text:span> beschrieben.</text:p>
      <text:p text:style-name="P3"/>
      <text:p text:style-name="P4">Danach folgt der Vergleich von Memcached, <text:span text:style-name="T15">Redis</text:span> und Voldemort. Dazu werden zuerst die jeweiligen Systeme erläutert. Anschließend folgt der eigentliche Vergleich, dazu werden die jeweiligen Eigenschaften kurz erläutert und danach wie die jeweiligen Systeme dies umsetzen.</text:p>
      <text:p text:style-name="P4"/>
      <text:h text:style-name="Heading_20_2" text:outline-level="2">NoSql</text:h>
      <text:p text:style-name="P9"/>
      <text:p text:style-name="P10">NoSql<text:span text:style-name="T8">-Systeme sind</text:span> <text:span text:style-name="T1">keine neue Erfindung</text:span>, <text:span text:style-name="T1">sondern entwickelten sich quasi parallel mit den relationalen Systemen. Der Grund warum erst jetzt NoSql einen so großen Durchbruch erfährt, hängt vor allem mit dem BigData-Gedanken zusammen. Vor BigData war es üblich die Geschäftsdaten auf wenigen Datenbank-Server zu speichern. Mit der Entwicklung der Sozialen-Netzwerke und der zunehmenden Vernetzung von Alltagsgegenständen stieg die erzeugte Datenmenge rapide auf Peta-, Exa-Byte Bereich an. Dies hatte zur Folge, dass sich die Geschäftsdaten mit herkömmlichen Mitteln nicht mehr effektiv Speichern und verarbeiten ließen und man nach Alternativen gesucht hat, den NoSql-Systemen. Obwohl der NoSql Begriff heute so eine Aktualität besitzt, gibt es keine einheitliche Begriffsdefinition. Vielmehr ist NoSql ähnlich wie AJAX ein Sammelbegriff für verschiedene Technologien und Ideen. Während früher NoSql wörtlich für „no Sql“ also "kein Sql" stand steht es heute eher für „not only Sql“ also "nicht nur Sql". Auch ab wann man ein System als NoSql-System zählt, ist nicht klar geregelt. Vielmehr gibt es eine Reihe von Punkten, die ein System erfüllen kann wie: .</text:span></text:p>
      <text:h text:style-name="P16" text:outline-level="3">Entwicklungsmeilensteine</text:h>
      <text:p text:style-name="P7"/>
      <text:p text:style-name="P11">Der Ursprung von NoSql ist <text:span text:style-name="T9">die </text:span>im Jahr 1979 von Ken Thompson entwickelte Datenbank DBM<text:span text:style-name="T2">(http://www.gnu.org/software/gdbm/gdbm.html)</text:span>, die bis heute noch von Linux<text:span text:style-name="T2"> verwendet wird. Die ersten NoSql Datenbanken, die heute noch existieren entstanden in den 80er-Jahren, wie Lotus Note, BerkleyDB, GT.M, … .</text:span></text:p>
      <text:p text:style-name="P12">Der Begriff NoSql wurde das erste Mal 1998 von Carlo Strozzi benutz<text:span text:style-name="T10">t</text:span>, der eine relationale Datenbank entwickelt hatte jedoch ohne Sql. Der richtige Durchbruch kam allerdings erst im Jahr 2000 mit dem Web 2.0 und den daraus resultierenden Anstieg des Datenvolumens. <text:span text:style-name="T3">Dieser Datenanstieg erforderte neue Methoden zur effizienteren Speicherung und Verarbeitung. Google war dabei der Vorreiter mit seinem Map-/Reduce-Ansatz. Die Idee dabei ist es, eine große Datenmenge in kleinere Pakete aufzuteilen und diese dann unabhängig voneinander zu verarbeiten. Anschließend werden die einzelnen Zwischenergebnisse gesammelt und zu einem Gesamtergebnis zusammengefasst.</text:span> <text:span text:style-name="T4">Diese Idee ließ sich sehr gut mit den Ideen der funktionalen Programmiersprachen umsetzen, denn dort wird auf einer Kopie der tatsächlichen Daten gearbeitet. Später zogen die anderen großen Firmen mit eigenen Lösungen nach und heute kann man sagen, dass es den Map-/Reduce-Ansatz nicht mehr gibt, sondern verschiedene Implementierungen, die für einen gewissen Einsatzzweck entwickelt wurden. Die Entwicklung der modernen NoSql-Systemen begann im Jahr 2005 mit Systemen wie Neo4j, Redis, Cassandra, … <text:s/>und hält bis heute noch an.</text:span></text:p>
      <text:h text:style-name="Heading_20_3" text:outline-level="3"><text:soft-page-break/>Arten</text:h>
      <text:p text:style-name="P7"/>
      <text:p text:style-name="P15">Wie oben schon beschrieben existieren <text:span text:style-name="T5">eine Vielzahl an u</text:span>nterschiedlichsten <text:span text:style-name="T11">NoSql-</text:span>Systeme<text:span text:style-name="T12">n</text:span>. <text:span text:style-name="T6">Dies hat zur Folge, dass es nicht leicht ist das für seinen Anwendungsfall passende System zu finden. Deshalb kam der Gedanke NoSql-Systeme nach bestimmten Kriterien zu sortieren um eine bessere Entscheidung treffen zu können. Schnell entwickelten sich mehrere Kriterien. Die gröbste Einteilung, die man vorgenommen hat, war die Einteilung in Kern-NoSql-Systeme und Soft-NoSql-Systemen. Wobei die Grenze und der Unterschied zwischen den Gruppen nicht klar geregelt ist. Danach werden NoSql-Systeme häufig nach ihrem zugrundeliegenden Datenmodell eingeteilt. Nachfolgend eine Einteilung der NoSql-Systeme nach dem Datenmodell mit einer Erklärung was man sich unter dem jeweiligen Typ vorzustellen hat und einige Vertreter davon: .</text:span></text:p>
      <text:p text:style-name="P7"/>
      <text:h text:style-name="P17" text:outline-level="2">Schlüssel-Wert-Systeme</text:h>
      <text:p text:style-name="P7"/>
      <text:p text:style-name="P13">Schlüssel-Wert-Systeme sind Systeme, die wie der Name schon sagt, einen Wert, <text:span text:style-name="T13">also die Daten unter einem bestimmten Schlüssel ablegen</text:span>. <text:span text:style-name="T13">Der Zugriff auf den abgelegten Wert erfolgt anschließend ebenfalls über den Schlüssel. Die Schlüssel und die Werte können dabei ganz verschiedene Formen aufweisen. Die Schlüssel sind im einfachsten Fall einfache Zeichenketten mit einer spezifischen Länge. Andere Systeme lassen erst einmal oder mehrmals einen Hash-Algorithmus über den Daten laufen und nehmen die erzeugte Hash-Summe als Schlüssel. Auch die Werte sind im einfachsten Fall einfache Zeichenketten, jedoch können manche Systeme auch komplexere Datenstrukturen wie Listen, Mengen, Wörterbücher, … speichern. Wenn man die Geschwindigkeit der Operationen betrachtet, dann stellt man fest, dass die Lese-Operation schnell ist, vorausgesetzt man kennt den Schlüssel und die Schreib-Operation langsam. Die Schlüssel-Wert-Systeme lassen sich nochmals in verschiedene Gruppen einteilen, wobei jede Gruppe eine Eigenschaft fokussiert.</text:span></text:p>
      <text:p text:style-name="P7"/>
      <text:h text:style-name="Heading_20_3" text:outline-level="3">Arten</text:h>
      <text:p text:style-name="P7"/>
      <text:p text:style-name="P14">Schlüssel-Wert-System<text:span text:style-name="T14">e</text:span> <text:span text:style-name="T14">lassen sich wie schon erwähnt in Gruppen einteilen. Dabei hat jede Gruppen eine spezifische Eigenschaft. Diese Einteilung ist aber keineswegs fest, sondern ein System kann durchaus auch mehrere Gruppen angehören, je nachdem wie seine aktuelle Konfiguration ist. Die erste Gruppe sind die RAM-basierten Systeme oder Caches, diese halten ihre gesamten Daten im RAM. Daraus folgt, falls das System nicht mehr verfügbar ist, sind die Daten weg. Bei der Gruppe der Festplattenspeichersysteme werden die Daten gar nicht oder nur teilweise im RAM gehalten, sondern auf die Festplatte geschrieben. Dies ermöglicht den Systemen nach einem Ausfall wieder in einen möglichst konsistenten Zustand zu wechseln. Bei sortierten Schlüssel-Wert-Systemen sind die Schlüssel sortiert in einer Tabelle. Desweiteren kann man die Systeme nach ihrer Persistenzeigenschaft einordnen, solche Systeme heißen dann Eventual Consistence.</text:span></text:p>
      <text:p text:style-name="P7"/>
      <text:h text:style-name="Heading_20_3" text:outline-level="3">Memcached</text:h>
      <text:p text:style-name="P7"/>
      <text:h text:style-name="Heading_20_3" text:outline-level="3"><text:soft-page-break/>Redis</text:h>
      <text:h text:style-name="Heading_20_3" text:outline-level="3">Voldemort</text:h>
      <text:p text:style-name="P6"/>
      <text:h text:style-name="Heading_20_2" text:outline-level="2">Persistenz</text:h>
      <text:p text:style-name="P5"/>
      <text:h text:style-name="Heading_20_3" text:outline-level="3">Memcached</text:h>
      <text:p text:style-name="P7"/>
      <text:h text:style-name="Heading_20_3" text:outline-level="3">Redis</text:h>
      <text:p text:style-name="P7"/>
      <text:h text:style-name="Heading_20_3" text:outline-level="3">Voldemort</text:h>
      <text:p text:style-name="P5"/>
      <text:h text:style-name="P18" text:outline-level="2">Verteilung</text:h>
      <text:p text:style-name="P5"/>
      <text:h text:style-name="Heading_20_3" text:outline-level="3">Memcached</text:h>
      <text:p text:style-name="P5"/>
      <text:h text:style-name="Heading_20_3" text:outline-level="3">Redis</text:h>
      <text:p text:style-name="P5"/>
      <text:h text:style-name="Heading_20_3" text:outline-level="3">Voldemort</text:h>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8:42:02.579436047</meta:creation-date>
    <meta:generator>LibreOffice/5.3.4.2$Linux_X86_64 LibreOffice_project/30m0$Build-2</meta:generator>
    <dc:date>2017-07-25T22:06:30.116005818</dc:date>
    <meta:editing-duration>PT18H36M6S</meta:editing-duration>
    <meta:editing-cycles>98</meta:editing-cycles>
    <meta:document-statistic meta:table-count="0" meta:image-count="0" meta:object-count="0" meta:page-count="3" meta:paragraph-count="25" meta:word-count="842" meta:character-count="6141" meta:non-whitespace-character-count="5323"/>
  </office:meta>
</office:document-meta>
</file>